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Mangal" svg:font-family="Mangal"/>
    <style:font-face style:name="F" svg:font-family="" style:font-family-generic="roman"/>
    <style:font-face style:name="Liberation Serif1" svg:font-family="'Liberation Serif'" style:font-family-generic="roman"/>
    <style:font-face style:name="Arial1" svg:font-family="Arial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3" svg:font-family="Mang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5cm" fo:min-width="2.1cm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3" style:family="graphic" style:parent-style-name="standard">
      <style:graphic-properties draw:textarea-horizontal-align="justify" draw:textarea-vertical-align="middle" draw:auto-grow-height="false" fo:min-height="2.728cm" fo:min-width="5.378cm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3.051cm" fo:min-width="4.518cm"/>
    </style:style>
    <style:style style:name="gr5" style:family="graphic" style:parent-style-name="objectwithoutfill">
      <style:graphic-properties svg:stroke-width="0.106cm" svg:stroke-color="#111111" draw:marker-start-width="0.359cm" draw:marker-end="Arrow" draw:marker-end-width="0.459cm" draw:fill="solid" draw:fill-color="#b4c7dc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b4c7dc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weight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1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17% 58%" style:font-name="Liberation Sans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Mangal2" style:font-size-complex="2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Mangal2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Liberation Serif1" fo:font-size="28pt" style:font-name-asian="Liberation Serif1" style:font-size-asian="28pt" style:font-name-complex="Liberation Serif1" style:font-size-complex="28pt"/>
    </style:style>
    <style:style style:name="T5" style:family="text">
      <style:text-properties style:font-name="Liberation Sans" fo:font-size="28pt" style:font-name-asian="Liberation Serif1" style:font-size-asian="28pt" style:font-name-complex="Liberation Serif1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3" draw:id="id3" draw:layer="layout" svg:width="5.2cm" svg:height="5.2cm" svg:x="3.262cm" svg:y="9.75cm">
          <text:p text:style-name="P1"><text:span text:style-name="T1">Δ</text:span><text:span text:style-name="T2">i-j</text:span><text:span text:style-name="T3"> &gt; 0 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2" xml:id="id1" draw:id="id1" draw:layer="layout" svg:width="1.6cm" svg:height="1.6cm" svg:x="5.062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6.2cm" svg:height="3.3cm" svg:x="2.762cm" svg:y="18.55cm">
          <text:p text:style-name="P2">Coord = Anker_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9" draw:id="id9" draw:layer="layout" svg:width="6.2cm" svg:height="3.3cm" svg:x="10.8cm" svg:y="4.55cm">
          <text:p text:style-name="P2">Start_Point = </text:p>
          <text:p text:style-name="P2"><text:span text:style-name="T4">Σ(L</text:span><text:span text:style-name="T5">ist) / 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8.4cm" svg:height="3.3cm" svg:x="1.662cm" svg:y="4.55cm">
          <text:p text:style-name="P3">Перебор K гипербол</text:p>
          <text:p text:style-name="P2">(число комбинаций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2" xml:id="id6" draw:id="id6" draw:layer="layout" svg:width="6.2cm" svg:height="3.3cm" svg:x="10.4cm" svg:y="18.55cm">
          <text:p text:style-name="P2">Coord = Anker_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6.2cm" svg:height="3.3cm" svg:x="18.5cm" svg:y="18.55cm">
          <text:p text:style-name="P2"><text:span text:style-name="T6">Coord = </text:span></text:p>
          <text:p text:style-name="P2"><text:span text:style-name="T6">(Anker_i+</text:span>Anker_j)/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5.2cm" svg:height="5.2cm" svg:x="10.9cm" svg:y="9.75cm">
          <text:p text:style-name="P2"><text:span text:style-name="T1">Δ</text:span><text:span text:style-name="T2">i-j</text:span><text:span text:style-name="T3"> = 0 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2" xml:id="id8" draw:id="id8" draw:layer="layout" svg:width="6.2cm" svg:height="3.3cm" svg:x="2.762cm" svg:y="24.6cm">
          <text:p text:style-name="P2">List.add (Coor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5.862cm" svg:y1="2.9cm" svg:x2="5.862cm" svg:y2="4.55cm" draw:start-shape="id1" draw:start-glue-point="8" draw:end-shape="id2" draw:end-glue-point="4" svg:d="M5862 2900v1650" svg:viewBox="0 0 1 1651">
          <text:p/>
        </draw:connector>
        <draw:connector draw:style-name="gr5" draw:text-style-name="P4" draw:layer="layout" svg:x1="5.862cm" svg:y1="7.85cm" svg:x2="5.862cm" svg:y2="9.75cm" draw:start-shape="id2" draw:start-glue-point="6" draw:end-shape="id3" draw:end-glue-point="4" svg:d="M5862 7850v1900" svg:viewBox="0 0 1 1901">
          <text:p/>
        </draw:connector>
        <draw:connector draw:style-name="gr5" draw:text-style-name="P4" draw:layer="layout" svg:x1="5.862cm" svg:y1="14.95cm" svg:x2="5.862cm" svg:y2="18.55cm" draw:start-shape="id3" draw:start-glue-point="6" draw:end-shape="id4" draw:end-glue-point="0" svg:d="M5862 14950v3600" svg:viewBox="0 0 1 3601">
          <text:p/>
        </draw:connector>
        <draw:connector draw:style-name="gr5" draw:text-style-name="P4" draw:layer="layout" svg:x1="8.462cm" svg:y1="12.35cm" svg:x2="10.9cm" svg:y2="12.35cm" draw:start-shape="id3" draw:start-glue-point="7" draw:end-shape="id5" draw:end-glue-point="5" svg:d="M8462 12350h2438" svg:viewBox="0 0 2439 1">
          <text:p/>
        </draw:connector>
        <draw:connector draw:style-name="gr5" draw:text-style-name="P4" draw:layer="layout" svg:x1="13.5cm" svg:y1="14.95cm" svg:x2="13.5cm" svg:y2="18.55cm" draw:start-shape="id5" draw:start-glue-point="6" draw:end-shape="id6" draw:end-glue-point="0" svg:d="M13500 14950v3600" svg:viewBox="0 0 1 3601">
          <text:p/>
        </draw:connector>
        <draw:connector draw:style-name="gr5" draw:text-style-name="P4" draw:layer="layout" svg:x1="16.1cm" svg:y1="12.35cm" svg:x2="21.6cm" svg:y2="18.55cm" draw:start-shape="id5" draw:start-glue-point="7" draw:end-shape="id7" draw:end-glue-point="0" svg:d="M16100 12350h5500v6200" svg:viewBox="0 0 5501 6201">
          <text:p/>
        </draw:connector>
        <draw:connector draw:style-name="gr5" draw:text-style-name="P4" draw:layer="layout" svg:x1="5.862cm" svg:y1="21.85cm" svg:x2="5.862cm" svg:y2="24.6cm" draw:start-shape="id4" draw:start-glue-point="2" draw:end-shape="id8" draw:end-glue-point="0" svg:d="M5862 21850v2750" svg:viewBox="0 0 1 2751">
          <text:p/>
        </draw:connector>
        <draw:connector draw:style-name="gr5" draw:text-style-name="P4" draw:layer="layout" draw:line-skew="-1.861cm" svg:x1="2.762cm" svg:y1="26.25cm" svg:x2="1.662cm" svg:y2="6.2cm" draw:start-shape="id8" draw:start-glue-point="3" draw:end-shape="id2" draw:end-glue-point="5" svg:d="M2762 26250h-3462v-20050h2362" svg:viewBox="0 0 3463 20051">
          <text:p/>
        </draw:connector>
        <draw:connector draw:style-name="gr5" draw:text-style-name="P4" draw:layer="layout" svg:x1="10.062cm" svg:y1="6.2cm" svg:x2="10.8cm" svg:y2="6.2cm" draw:start-shape="id2" draw:start-glue-point="7" draw:end-shape="id9" draw:end-glue-point="3" svg:d="M10062 6200h738" svg:viewBox="0 0 739 1">
          <text:p/>
        </draw:connector>
        <draw:connector draw:style-name="gr5" draw:text-style-name="P4" draw:layer="layout" svg:x1="13.5cm" svg:y1="21.85cm" svg:x2="8.962cm" svg:y2="26.25cm" draw:start-shape="id6" draw:start-glue-point="2" draw:end-shape="id8" draw:end-glue-point="1" svg:d="M13500 21850v4400h-4538" svg:viewBox="0 0 4539 4401">
          <text:p/>
        </draw:connector>
        <draw:connector draw:style-name="gr5" draw:text-style-name="P4" draw:layer="layout" svg:x1="21.6cm" svg:y1="21.85cm" svg:x2="8.962cm" svg:y2="26.25cm" draw:start-shape="id7" draw:start-glue-point="2" draw:end-shape="id8" draw:end-glue-point="1" svg:d="M21600 21850v4400h-12638" svg:viewBox="0 0 12639 4401">
          <text:p/>
        </draw:connector>
        <draw:frame draw:style-name="gr6" draw:text-style-name="P5" draw:layer="layout" svg:width="2.2cm" svg:height="1.673cm" svg:x="8.6cm" svg:y="10.9cm">
          <draw:text-box>
            <text:p><text:span text:style-name="T7">Нет</text:span></text:p>
          </draw:text-box>
        </draw:frame>
        <draw:frame draw:style-name="gr6" draw:text-style-name="P7" draw:layer="layout" svg:width="2.3cm" svg:height="1.673cm" svg:x="16.7cm" svg:y="10.9cm">
          <draw:text-box>
            <text:p text:style-name="P6">Да</text:p>
          </draw:text-box>
        </draw:frame>
        <draw:custom-shape draw:style-name="gr2" draw:text-style-name="P2" xml:id="id10" draw:id="id10" draw:layer="layout" svg:width="1.6cm" svg:height="1.6cm" svg:x="18.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17cm" svg:y1="6.2cm" svg:x2="18.5cm" svg:y2="6.2cm" draw:start-shape="id9" draw:start-glue-point="1" draw:end-shape="id10" draw:end-glue-point="6" svg:d="M17000 6200h1500" svg:viewBox="0 0 1501 1">
          <text:p/>
        </draw:connector>
        <draw:frame draw:style-name="gr6" draw:text-style-name="P7" draw:layer="layout" svg:width="2.3cm" svg:height="1.673cm" svg:x="6.4cm" svg:y="15.5cm">
          <draw:text-box>
            <text:p text:style-name="P6">Да</text:p>
          </draw:text-box>
        </draw:frame>
        <draw:frame draw:style-name="gr6" draw:text-style-name="P5" draw:layer="layout" svg:width="2.2cm" svg:height="1.673cm" svg:x="13.9cm" svg:y="15.427cm">
          <draw:text-box>
            <text:p><text:span text:style-name="T7">Нет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Mangal" svg:font-family="Mangal"/>
    <style:font-face style:name="F" svg:font-family="" style:font-family-generic="roman"/>
    <style:font-face style:name="Liberation Serif1" svg:font-family="'Liberation Serif'" style:font-family-generic="roman"/>
    <style:font-face style:name="Arial1" svg:font-family="Arial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3" svg:font-family="Mang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left="0cm" fo:margin-right="0cm" fo:text-align="justify" fo:text-indent="2.644cm" style:text-autospace="none"/>
      <style:text-properties style:use-window-font-color="true" style:font-name="Arial" fo:font-family="Arial" style:font-family-generic="swiss" style:font-pitch="variable" fo:font-size="14pt" fo:language="ru" fo:country="RU" style:letter-kerning="true" style:font-name-asian="Mangal1" style:font-family-asian="Mangal" style:font-pitch-asian="variable" style:language-asian="hi" style:country-asian="IN" style:font-name-complex="Arial" style:font-family-complex="Arial" style:font-family-generic-complex="swiss" style:font-pitch-complex="variable"/>
    </style:style>
    <style:style style:name="Заголовок_20_1" style:display-name="Заголовок 1" style:family="graphic">
      <style:paragraph-properties fo:margin-left="0cm" fo:margin-right="0cm" fo:margin-top="0.746cm" fo:margin-bottom="0.374cm" fo:text-align="justify" fo:text-indent="2.644cm" style:text-autospace="none"/>
      <style:text-properties style:font-name="Liberation Sans1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/>
    </style:style>
    <style:style style:name="Заголовок" style:family="graphic">
      <style:paragraph-properties fo:margin-left="0cm" fo:margin-right="0cm" fo:margin-top="0.746cm" fo:margin-bottom="0.374cm" fo:text-align="justify" fo:text-indent="2.644cm" style:text-autospace="none"/>
      <style:text-properties style:font-name="Liberation Sans1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Заголовок_20_2" style:display-name="Заголовок 2" style:family="graphic">
      <style:paragraph-properties fo:margin-left="0cm" fo:margin-right="0cm" fo:margin-top="0.623cm" fo:margin-bottom="0.374cm" fo:text-align="justify" fo:text-indent="2.644cm" style:text-autospace="none"/>
      <style:text-properties style:font-name="Liberation Sans1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Символ_20_сноски" style:display-name="Символ сноски" style:family="graphic">
      <style:paragraph-properties style:text-autospace="none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  <style:text-properties style:use-window-font-color="true" fo:font-size="12pt" fo:language="ru" fo:country="RU" style:letter-kerning="true" style:font-name-asian="Mangal1" style:font-family-asian="Mangal" style:font-pitch-asian="variable" style:font-size-asian="12pt" style:language-asian="hi" style:country-asian="IN" style:font-size-complex="12pt"/>
    </style:style>
    <style:style style:name="Оглавление_20_2" style:display-name="Оглавление 2" style:family="graphic">
      <style:paragraph-properties fo:margin-left="0.88cm" fo:margin-right="0cm" fo:text-align="justify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4pt" style:font-name-asian="Mangal" style:font-family-asian="Mangal"/>
    </style:style>
    <style:style style:name="Указатель" style:family="graphic">
      <style:paragraph-properties fo:margin-left="0cm" fo:margin-right="0cm" fo:text-align="justify" fo:text-indent="2.644cm" style:text-autospace="none"/>
      <style:text-properties style:font-name="Arial" fo:font-family="Arial" style:font-family-generic="swiss" style:font-pitch="variable" fo:font-size="14pt" style:font-name-asian="Mangal" style:font-family-asian="Mangal"/>
    </style:style>
    <style:style style:name="Оглавление_20_1" style:display-name="Оглавление 1" style:family="graphic">
      <style:paragraph-properties fo:margin-left="0cm" fo:margin-right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4pt" style:font-name-asian="Mangal" style:font-family-asian="Mangal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Библиография_20_1" style:display-name="Библиография 1" style:family="graphic">
      <style:paragraph-properties fo:margin-left="0cm" fo:margin-right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4pt" style:font-name-asian="Mangal" style:font-family-asian="Mangal"/>
    </style:style>
    <style:style style:name="Заголовок_20_библиографии" style:display-name="Заголовок библиографии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Горизонтальная_20_линия" style:display-name="Горизонтальная линия" style:family="graphic">
      <style:paragraph-properties fo:margin-left="0cm" fo:margin-right="0cm" fo:margin-top="0cm" fo:margin-bottom="0.88cm" fo:text-align="justify" fo:text-indent="2.644cm" style:text-autospace="none"/>
      <style:text-properties style:font-name="Arial" fo:font-family="Arial" style:font-family-generic="swiss" style:font-pitch="variable" fo:font-size="6pt" style:font-name-complex="Arial" style:font-family-complex="Arial" style:font-family-generic-complex="swiss" style:font-pitch-complex="variable" style:font-size-complex="6pt"/>
    </style:style>
    <style:style style:name="Указатель_20_3" style:display-name="Указатель 3" style:family="graphic">
      <style:paragraph-properties fo:margin-left="1.76cm" fo:margin-right="0cm" fo:text-align="justify" fo:text-indent="0cm" style:text-autospace="none"/>
      <style:text-properties style:font-name="Arial" fo:font-family="Arial" style:font-family-generic="swiss" style:font-pitch="variable" fo:font-size="14pt" style:font-name-asian="Mangal" style:font-family-asian="Mangal"/>
    </style:style>
    <style:style style:name="Указатель_20_2" style:display-name="Указатель 2" style:family="graphic">
      <style:paragraph-properties fo:margin-left="0.88cm" fo:margin-right="0cm" fo:text-align="justify" fo:text-indent="0cm" style:text-autospace="none"/>
      <style:text-properties style:font-name="Arial" fo:font-family="Arial" style:font-family-generic="swiss" style:font-pitch="variable" fo:font-size="14pt" style:font-name-asian="Mangal" style:font-family-asian="Mangal"/>
    </style:style>
    <style:style style:name="Указатель_20_1" style:display-name="Указатель 1" style:family="graphic">
      <style:paragraph-properties fo:margin-left="0cm" fo:margin-right="0cm" fo:text-align="justify" fo:text-indent="0cm" style:text-autospace="none"/>
      <style:text-properties style:font-name="Arial" fo:font-family="Arial" style:font-family-generic="swiss" style:font-pitch="variable" fo:font-size="14pt" style:font-name-asian="Mangal" style:font-family-asian="Mangal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Сноска" style:family="graphic">
      <style:paragraph-properties fo:margin-left="1.055cm" fo:margin-right="0cm" fo:text-align="justify" fo:text-indent="-1.055cm" style:text-autospace="none"/>
      <style:text-properties style:font-name="Arial" fo:font-family="Arial" style:font-family-generic="swiss" style:font-pitch="variable" fo:font-size="10pt" style:font-name-complex="Arial" style:font-family-complex="Arial" style:font-family-generic-complex="swiss" style:font-pitch-complex="variable" style:font-size-complex="10pt"/>
    </style:style>
    <style:style style:name="Название" style:family="graphic">
      <style:paragraph-properties fo:margin-left="0cm" fo:margin-right="0cm" fo:margin-top="0.374cm" fo:margin-bottom="0.374cm" fo:text-align="justify" fo:text-indent="2.644cm" style:text-autospace="none"/>
      <style:text-properties style:font-name="Arial" fo:font-family="Arial" style:font-family-generic="swiss" style:font-pitch="variable" fo:font-size="12pt" fo:font-style="italic" style:font-name-asian="Mangal" style:font-family-asian="Mangal" style:font-size-asian="12pt" style:font-style-asian="italic"/>
    </style:style>
    <style:style style:name="Список" style:family="graphic">
      <style:paragraph-properties fo:margin-left="0cm" fo:margin-right="0cm" fo:margin-top="0cm" fo:margin-bottom="0cm" fo:line-height="100%" fo:text-align="justify" fo:text-indent="0cm" style:text-autospace="none"/>
      <style:text-properties style:font-name="Arial" fo:font-family="Arial" style:font-family-generic="swiss" style:font-pitch="variable" fo:font-size="14pt" style:font-name-asian="Mangal" style:font-family-asian="Mangal"/>
    </style:style>
    <style:style style:name="Основной_20_текст" style:display-name="Основной текст" style:family="graphic">
      <style:paragraph-properties fo:margin-left="0cm" fo:margin-right="0cm" fo:margin-top="0cm" fo:margin-bottom="0cm" fo:line-height="100%" fo:text-align="justify" fo:text-indent="0cm" style:text-autospace="none"/>
      <style:text-properties style:font-name="Arial" fo:font-family="Arial" style:font-family-generic="swiss" style:font-pitch="variable" fo:font-size="14pt" style:font-name-complex="Arial" style:font-family-complex="Arial" style:font-family-generic-complex="swiss" style:font-pitch-complex="variab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7T12:35:22.944000000</meta:creation-date>
    <dc:date>2020-06-17T15:35:39.522000000</dc:date>
    <meta:editing-duration>PT2H11M59S</meta:editing-duration>
    <meta:editing-cycles>2</meta:editing-cycles>
    <meta:generator>LibreOffice/6.3.0.4$Windows_x86 LibreOffice_project/057fc023c990d676a43019934386b85b21a9ee99</meta:generator>
    <meta:document-statistic meta:object-count="26"/>
  </office:meta>
</office:document-meta>
</file>